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V</text:span><text:span text:style-name="T3">ector2</text:span><text:span text:style-name="T2"> 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12M00S">
            <text:p>03:12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5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12M00S">
            <text:p>03:12:00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2:24: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09T12:24:21.31</dc:date>
    <meta:editing-duration>PT10H56M27S</meta:editing-duration>
    <meta:editing-cycles>16</meta:editing-cycles>
    <meta:generator>OpenOffice.org/3.4.1$Win32 OpenOffice.org_project/341m1$Build-9593</meta:generator>
    <meta:document-statistic meta:table-count="4" meta:cell-count="247" meta:object-count="0"/>
  </office:meta>
</office:document-meta>
</file>